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3" style:family="table">
      <style:table-properties style:width="9.46cm" table:align="left"/>
    </style:style>
    <style:style style:name="表93.A" style:family="table-column">
      <style:table-column-properties style:column-width="0.838cm"/>
    </style:style>
    <style:style style:name="表93.B" style:family="table-column">
      <style:table-column-properties style:column-width="2.417cm"/>
    </style:style>
    <style:style style:name="表93.C" style:family="table-column">
      <style:table-column-properties style:column-width="6.205cm"/>
    </style:style>
    <style:style style:name="表9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3.C1" style:family="table-cell">
      <style:table-cell-properties style:border-line-width="0.002cm 0.088cm 0.002cm" fo:padding="0.053cm" fo:border="0.092cm double #808080"/>
    </style:style>
    <style:style style:name="表9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4" style:family="table">
      <style:table-properties style:width="5.821cm" fo:margin-left="0.161cm" fo:margin-right="11.019cm" table:align="margins"/>
    </style:style>
    <style:style style:name="表94.A" style:family="table-column">
      <style:table-column-properties style:column-width="2.845cm" style:rel-column-width="32032*"/>
    </style:style>
    <style:style style:name="表94.B" style:family="table-column">
      <style:table-column-properties style:column-width="2.976cm" style:rel-column-width="33503*"/>
    </style:style>
    <style:style style:name="表9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4.B1" style:family="table-cell">
      <style:table-cell-properties style:border-line-width="0.002cm 0.088cm 0.002cm" fo:padding="0.053cm" fo:border="0.092cm double #808080"/>
    </style:style>
    <style:style style:name="表9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5" style:family="table">
      <style:table-properties style:width="8.026cm" fo:margin-left="0.161cm" fo:margin-right="8.814cm" table:align="margins"/>
    </style:style>
    <style:style style:name="表95.A" style:family="table-column">
      <style:table-column-properties style:column-width="1.258cm" style:rel-column-width="10269*"/>
    </style:style>
    <style:style style:name="表95.B" style:family="table-column">
      <style:table-column-properties style:column-width="6.768cm" style:rel-column-width="55266*"/>
    </style:style>
    <style:style style:name="表9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5.B1" style:family="table-cell">
      <style:table-cell-properties style:border-line-width="0.002cm 0.088cm 0.002cm" fo:padding="0.053cm" fo:border="0.092cm double #808080"/>
    </style:style>
    <style:style style:name="表9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7" style:family="table">
      <style:table-properties style:width="5.821cm" fo:margin-left="0.161cm" fo:margin-right="11.019cm" table:align="margins"/>
    </style:style>
    <style:style style:name="表97.A" style:family="table-column">
      <style:table-column-properties style:column-width="2.845cm" style:rel-column-width="32032*"/>
    </style:style>
    <style:style style:name="表97.B" style:family="table-column">
      <style:table-column-properties style:column-width="2.976cm" style:rel-column-width="33503*"/>
    </style:style>
    <style:style style:name="表9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7.B1" style:family="table-cell">
      <style:table-cell-properties style:border-line-width="0.002cm 0.088cm 0.002cm" fo:padding="0.053cm" fo:border="0.092cm double #808080"/>
    </style:style>
    <style:style style:name="表9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6" style:family="table">
      <style:table-properties style:width="9.46cm" table:align="left"/>
    </style:style>
    <style:style style:name="表96.A" style:family="table-column">
      <style:table-column-properties style:column-width="0.838cm"/>
    </style:style>
    <style:style style:name="表96.B" style:family="table-column">
      <style:table-column-properties style:column-width="2.417cm"/>
    </style:style>
    <style:style style:name="表96.C" style:family="table-column">
      <style:table-column-properties style:column-width="6.205cm"/>
    </style:style>
    <style:style style:name="表9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6.C1" style:family="table-cell">
      <style:table-cell-properties style:border-line-width="0.002cm 0.088cm 0.002cm" fo:padding="0.053cm" fo:border="0.092cm double #808080"/>
    </style:style>
    <style:style style:name="表9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8" style:family="table">
      <style:table-properties style:width="5.821cm" fo:margin-left="0.161cm" fo:margin-right="11.019cm" table:align="margins"/>
    </style:style>
    <style:style style:name="表98.A" style:family="table-column">
      <style:table-column-properties style:column-width="2.845cm" style:rel-column-width="32032*"/>
    </style:style>
    <style:style style:name="表98.B" style:family="table-column">
      <style:table-column-properties style:column-width="2.976cm" style:rel-column-width="33503*"/>
    </style:style>
    <style:style style:name="表9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8.B1" style:family="table-cell">
      <style:table-cell-properties style:border-line-width="0.002cm 0.088cm 0.002cm" fo:padding="0.053cm" fo:border="0.092cm double #808080"/>
    </style:style>
    <style:style style:name="表9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9" style:family="table">
      <style:table-properties style:width="8.026cm" fo:margin-left="0.161cm" fo:margin-right="8.814cm" table:align="margins"/>
    </style:style>
    <style:style style:name="表99.A" style:family="table-column">
      <style:table-column-properties style:column-width="1.258cm" style:rel-column-width="10269*"/>
    </style:style>
    <style:style style:name="表99.B" style:family="table-column">
      <style:table-column-properties style:column-width="6.768cm" style:rel-column-width="55266*"/>
    </style:style>
    <style:style style:name="表9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9.B1" style:family="table-cell">
      <style:table-cell-properties style:border-line-width="0.002cm 0.088cm 0.002cm" fo:padding="0.053cm" fo:border="0.092cm double #808080"/>
    </style:style>
    <style:style style:name="表9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1" style:family="table">
      <style:table-properties style:width="5.821cm" fo:margin-left="0.161cm" fo:margin-right="11.019cm" table:align="margins"/>
    </style:style>
    <style:style style:name="表101.A" style:family="table-column">
      <style:table-column-properties style:column-width="2.845cm" style:rel-column-width="32032*"/>
    </style:style>
    <style:style style:name="表101.B" style:family="table-column">
      <style:table-column-properties style:column-width="2.976cm" style:rel-column-width="33503*"/>
    </style:style>
    <style:style style:name="表10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1.B1" style:family="table-cell">
      <style:table-cell-properties style:border-line-width="0.002cm 0.088cm 0.002cm" fo:padding="0.053cm" fo:border="0.092cm double #808080"/>
    </style:style>
    <style:style style:name="表10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0" style:family="table">
      <style:table-properties style:width="9.46cm" table:align="left"/>
    </style:style>
    <style:style style:name="表100.A" style:family="table-column">
      <style:table-column-properties style:column-width="0.838cm"/>
    </style:style>
    <style:style style:name="表100.B" style:family="table-column">
      <style:table-column-properties style:column-width="2.417cm"/>
    </style:style>
    <style:style style:name="表100.C" style:family="table-column">
      <style:table-column-properties style:column-width="6.205cm"/>
    </style:style>
    <style:style style:name="表10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0.C1" style:family="table-cell">
      <style:table-cell-properties style:border-line-width="0.002cm 0.088cm 0.002cm" fo:padding="0.053cm" fo:border="0.092cm double #808080"/>
    </style:style>
    <style:style style:name="表10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2" style:family="table">
      <style:table-properties style:width="5.821cm" fo:margin-left="0.161cm" fo:margin-right="11.019cm" table:align="margins"/>
    </style:style>
    <style:style style:name="表102.A" style:family="table-column">
      <style:table-column-properties style:column-width="2.845cm" style:rel-column-width="32032*"/>
    </style:style>
    <style:style style:name="表102.B" style:family="table-column">
      <style:table-column-properties style:column-width="2.976cm" style:rel-column-width="33503*"/>
    </style:style>
    <style:style style:name="表10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2.B1" style:family="table-cell">
      <style:table-cell-properties style:border-line-width="0.002cm 0.088cm 0.002cm" fo:padding="0.053cm" fo:border="0.092cm double #808080"/>
    </style:style>
    <style:style style:name="表10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3" style:family="table">
      <style:table-properties style:width="8.026cm" fo:margin-left="0.161cm" fo:margin-right="8.814cm" table:align="margins"/>
    </style:style>
    <style:style style:name="表103.A" style:family="table-column">
      <style:table-column-properties style:column-width="1.258cm" style:rel-column-width="10269*"/>
    </style:style>
    <style:style style:name="表103.B" style:family="table-column">
      <style:table-column-properties style:column-width="6.768cm" style:rel-column-width="55266*"/>
    </style:style>
    <style:style style:name="表10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3.B1" style:family="table-cell">
      <style:table-cell-properties style:border-line-width="0.002cm 0.088cm 0.002cm" fo:padding="0.053cm" fo:border="0.092cm double #808080"/>
    </style:style>
    <style:style style:name="表10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4" style:family="table">
      <style:table-properties style:width="9.46cm" table:align="left"/>
    </style:style>
    <style:style style:name="表104.A" style:family="table-column">
      <style:table-column-properties style:column-width="0.838cm"/>
    </style:style>
    <style:style style:name="表104.B" style:family="table-column">
      <style:table-column-properties style:column-width="2.417cm"/>
    </style:style>
    <style:style style:name="表104.C" style:family="table-column">
      <style:table-column-properties style:column-width="6.205cm"/>
    </style:style>
    <style:style style:name="表10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4.C1" style:family="table-cell">
      <style:table-cell-properties style:border-line-width="0.002cm 0.088cm 0.002cm" fo:padding="0.053cm" fo:border="0.092cm double #808080"/>
    </style:style>
    <style:style style:name="表10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5" style:family="table">
      <style:table-properties style:width="5.821cm" fo:margin-left="0.161cm" fo:margin-right="11.019cm" table:align="margins"/>
    </style:style>
    <style:style style:name="表105.A" style:family="table-column">
      <style:table-column-properties style:column-width="2.845cm" style:rel-column-width="32032*"/>
    </style:style>
    <style:style style:name="表105.B" style:family="table-column">
      <style:table-column-properties style:column-width="2.976cm" style:rel-column-width="33503*"/>
    </style:style>
    <style:style style:name="表10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5.B1" style:family="table-cell">
      <style:table-cell-properties style:border-line-width="0.002cm 0.088cm 0.002cm" fo:padding="0.053cm" fo:border="0.092cm double #808080"/>
    </style:style>
    <style:style style:name="表10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6" style:family="table">
      <style:table-properties style:width="8.026cm" fo:margin-left="0.161cm" fo:margin-right="8.814cm" table:align="margins"/>
    </style:style>
    <style:style style:name="表106.A" style:family="table-column">
      <style:table-column-properties style:column-width="1.258cm" style:rel-column-width="10269*"/>
    </style:style>
    <style:style style:name="表106.B" style:family="table-column">
      <style:table-column-properties style:column-width="6.768cm" style:rel-column-width="55266*"/>
    </style:style>
    <style:style style:name="表10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6.B1" style:family="table-cell">
      <style:table-cell-properties style:border-line-width="0.002cm 0.088cm 0.002cm" fo:padding="0.053cm" fo:border="0.092cm double #808080"/>
    </style:style>
    <style:style style:name="表10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6" style:family="paragraph" style:parent-style-name="Text_20_body">
      <style:paragraph-properties fo:text-align="center" style:justify-single-word="false"/>
      <style:text-properties style:font-name="Arial2" fo:font-size="12pt" style:font-name-asian="Arial" style:font-size-asian="12pt" style:font-size-complex="12pt"/>
    </style:style>
    <style:style style:name="P37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able_20_Contents" style:list-style-name="L2">
      <style:text-properties style:font-name="Arial1" fo:font-size="11pt" style:language-asian="ja" style:country-asian="JP"/>
    </style:style>
    <style:style style:name="P42" style:family="paragraph" style:parent-style-name="Table_20_Contents" style:list-style-name="L3">
      <style:text-properties style:font-name="Arial1" fo:font-size="11pt" style:language-asian="ja" style:country-asian="JP"/>
    </style:style>
    <style:style style:name="P43" style:family="paragraph" style:parent-style-name="Table_20_Contents" style:list-style-name="L4">
      <style:text-properties style:font-name="Arial1" fo:font-size="11pt" style:language-asian="ja" style:country-asian="JP"/>
    </style:style>
    <style:style style:name="P44" style:family="paragraph" style:parent-style-name="Table_20_Contents" style:list-style-name="L4">
      <style:text-properties style:font-name="Arial1" fo:font-size="11pt"/>
    </style:style>
    <style:style style:name="P45" style:family="paragraph" style:parent-style-name="Text_20_body" style:list-style-name="L5"/>
    <style:style style:name="P46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style:font-name-asian="Arial2"/>
    </style:style>
    <style:style style:name="T24" style:family="text">
      <style:text-properties style:font-name="Arial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5">お盆ど真ん中で、あればいいなという腹積もりです。</text:p>
      <text:p text:style-name="P35">また懲りずにキャンプの手伝いに、１１（火）・１２（水）</text:p>
      <text:p text:style-name="P35">と行きます。</text:p>
      <text:p text:style-name="P35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5">どうも、お疲れ様です。</text:p>
      <text:p text:style-name="P35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2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5">（スマホは故障なし。汚れも目につかず。ありがたい。どうも、騒動でございました。）</text:p>
      <text:p text:style-name="P7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8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0"/>
      <text:p text:style-name="P30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8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4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0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0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0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8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0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0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0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0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0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0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0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0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1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0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0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/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3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0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毎度の提出物です。よろしく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3" table:style-name="表93">
        <table:table-column table:style-name="表93.A"/>
        <table:table-column table:style-name="表93.B"/>
        <table:table-column table:style-name="表93.C"/>
        <table:table-row>
          <table:table-cell table:style-name="表93.A1" office:value-type="string">
            <text:p text:style-name="P23">1</text:p>
          </table:table-cell>
          <table:table-cell table:style-name="表93.A1" office:value-type="string">
            <text:p text:style-name="P23">作業日</text:p>
          </table:table-cell>
          <table:table-cell table:style-name="表93.C1" office:value-type="string">
            <text:p text:style-name="P25">4/27 火曜日</text:p>
          </table:table-cell>
        </table:table-row>
        <table:table-row>
          <table:table-cell table:style-name="表93.A2" office:value-type="string">
            <text:p text:style-name="P23">2</text:p>
          </table:table-cell>
          <table:table-cell table:style-name="表93.A2" office:value-type="string">
            <text:p text:style-name="P23">発注者</text:p>
          </table:table-cell>
          <table:table-cell table:style-name="表93.C2" office:value-type="string">
            <text:p text:style-name="P25">星電気工事</text:p>
          </table:table-cell>
        </table:table-row>
        <table:table-row>
          <table:table-cell table:style-name="表93.A2" office:value-type="string">
            <text:p text:style-name="P23">3</text:p>
          </table:table-cell>
          <table:table-cell table:style-name="表93.A2" office:value-type="string">
            <text:p text:style-name="P23">工事件名</text:p>
          </table:table-cell>
          <table:table-cell table:style-name="表93.C2" office:value-type="string">
            <text:p text:style-name="P25">クリオ綱島新築工事</text:p>
          </table:table-cell>
        </table:table-row>
        <table:table-row>
          <table:table-cell table:style-name="表93.A2" office:value-type="string">
            <text:p text:style-name="P23">4</text:p>
          </table:table-cell>
          <table:table-cell table:style-name="表93.A2" office:value-type="string">
            <text:p text:style-name="P23">作業時間</text:p>
          </table:table-cell>
          <table:table-cell table:style-name="表9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3.A2" office:value-type="string">
            <text:p text:style-name="P23">5</text:p>
          </table:table-cell>
          <table:table-cell table:style-name="表93.A2" office:value-type="string">
            <text:p text:style-name="P23">備考</text:p>
          </table:table-cell>
          <table:table-cell table:style-name="表9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5/7（金）</text:p>
          </table:table-cell>
          <table:table-cell table:style-name="表94.B1" office:value-type="string">
            <text:p text:style-name="P24">5/8（土）</text:p>
          </table:table-cell>
        </table:table-row>
        <table:table-row>
          <table:table-cell table:style-name="表94.A2" office:value-type="string">
            <text:p text:style-name="P22">○</text:p>
          </table:table-cell>
          <table:table-cell table:style-name="表94.B2" office:value-type="string">
            <text:p text:style-name="P22">○</text:p>
          </table:table-cell>
        </table:table-row>
      </table:table>
      <text:p text:style-name="P30">③ 交通費申請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>期間</text:p>
          </table:table-cell>
          <table:table-cell table:style-name="表95.B1" office:value-type="string">
            <text:p text:style-name="P21"><text:s text:c="2"/>2021.4.26(月) ~ 2021.5.2(日)</text:p>
          </table:table-cell>
        </table:table-row>
        <table:table-row>
          <table:table-cell table:style-name="表95.A2" office:value-type="string">
            <text:p text:style-name="P18">合計</text:p>
          </table:table-cell>
          <table:table-cell table:style-name="表95.B2" office:value-type="string">
            <text:p text:style-name="P19"><text:s/>￥85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4.26(月) ~ 2021.5.2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来週の希望日連絡です。</text:span></text:p>
      <text:p text:style-name="P9">皆さん調子どうですか。私事ですが、感染が身の回りで出て困ったら、連絡してください。できることはないでしょうが、ここに問い合わせしてくれとかを、代わりにやる、ぐらいですかね、何かあるとすれば。</text:p>
      <text:p text:style-name="P9">よろしくどうぞ。私は大事はなくやっております。</text:p>
      <text:p text:style-name="P9"/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5/14（金）</text:p>
          </table:table-cell>
          <table:table-cell table:style-name="表97.B1" office:value-type="string">
            <text:p text:style-name="P24">5/15（土）</text:p>
          </table:table-cell>
        </table:table-row>
        <table:table-row>
          <table:table-cell table:style-name="表97.A2" office:value-type="string">
            <text:p text:style-name="P22">○</text:p>
          </table:table-cell>
          <table:table-cell table:style-name="表9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の連絡】 2021.5.10(月) ~ 2021.5.16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暑くなって来ましたね。</text:span></text:p>
      <text:p text:style-name="P7"><text:span text:style-name="T15">提出物の送付で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6" table:style-name="表96">
        <table:table-column table:style-name="表96.A"/>
        <table:table-column table:style-name="表96.B"/>
        <table:table-column table:style-name="表96.C"/>
        <table:table-row>
          <table:table-cell table:style-name="表96.A1" office:value-type="string">
            <text:p text:style-name="P23">1</text:p>
          </table:table-cell>
          <table:table-cell table:style-name="表96.A1" office:value-type="string">
            <text:p text:style-name="P23">作業日</text:p>
          </table:table-cell>
          <table:table-cell table:style-name="表96.C1" office:value-type="string">
            <text:p text:style-name="P25">5/12 水曜日</text:p>
          </table:table-cell>
        </table:table-row>
        <table:table-row>
          <table:table-cell table:style-name="表96.A2" office:value-type="string">
            <text:p text:style-name="P23">2</text:p>
          </table:table-cell>
          <table:table-cell table:style-name="表96.A2" office:value-type="string">
            <text:p text:style-name="P23">発注者</text:p>
          </table:table-cell>
          <table:table-cell table:style-name="表96.C2" office:value-type="string">
            <text:p text:style-name="P25">ホクシン設備</text:p>
          </table:table-cell>
        </table:table-row>
        <table:table-row>
          <table:table-cell table:style-name="表96.A2" office:value-type="string">
            <text:p text:style-name="P23">3</text:p>
          </table:table-cell>
          <table:table-cell table:style-name="表96.A2" office:value-type="string">
            <text:p text:style-name="P23">工事件名</text:p>
          </table:table-cell>
          <table:table-cell table:style-name="表96.C2" office:value-type="string">
            <text:p text:style-name="P25">大森町プロジェクト</text:p>
          </table:table-cell>
        </table:table-row>
        <table:table-row>
          <table:table-cell table:style-name="表96.A2" office:value-type="string">
            <text:p text:style-name="P23">4</text:p>
          </table:table-cell>
          <table:table-cell table:style-name="表96.A2" office:value-type="string">
            <text:p text:style-name="P23">作業時間</text:p>
          </table:table-cell>
          <table:table-cell table:style-name="表9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6.A2" office:value-type="string">
            <text:p text:style-name="P23">5</text:p>
          </table:table-cell>
          <table:table-cell table:style-name="表96.A2" office:value-type="string">
            <text:p text:style-name="P23">備考</text:p>
          </table:table-cell>
          <table:table-cell table:style-name="表9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5/21（金）</text:p>
          </table:table-cell>
          <table:table-cell table:style-name="表98.B1" office:value-type="string">
            <text:p text:style-name="P24">5/22（土）</text:p>
          </table:table-cell>
        </table:table-row>
        <table:table-row>
          <table:table-cell table:style-name="表98.A2" office:value-type="string">
            <text:p text:style-name="P22">○</text:p>
          </table:table-cell>
          <table:table-cell table:style-name="表98.B2" office:value-type="string">
            <text:p text:style-name="P22">○</text:p>
          </table:table-cell>
        </table:table-row>
      </table:table>
      <text:p text:style-name="P30">③ 交通費申請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>期間</text:p>
          </table:table-cell>
          <table:table-cell table:style-name="表99.B1" office:value-type="string">
            <text:p text:style-name="P21"><text:s text:c="2"/>2021.5.10(月) ~ 2021.5.16(日)</text:p>
          </table:table-cell>
        </table:table-row>
        <table:table-row>
          <table:table-cell table:style-name="表99.A2" office:value-type="string">
            <text:p text:style-name="P18">合計</text:p>
          </table:table-cell>
          <table:table-cell table:style-name="表99.B2" office:value-type="string">
            <text:p text:style-name="P19"><text:s/>￥1,06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5.10(月) ~ 2021.5.1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oft-page-break/>お疲れさまです。雨が降ったりやんだりで、嫌になります。</text:p>
      <text:p text:style-name="P7"><text:span text:style-name="T15">来週の希望日の連絡です。月に１、２回ぐらいに減ることも、あるだろうなあ、と思ってます。仕事ありましたら、どうぞ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土、いずれか）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36">5/28<text:span text:style-name="T24">（金）</text:span></text:p>
          </table:table-cell>
          <table:table-cell table:style-name="表101.B1" office:value-type="string">
            <text:p text:style-name="P24">5/29（土）</text:p>
          </table:table-cell>
        </table:table-row>
        <table:table-row>
          <table:table-cell table:style-name="表101.A2" office:value-type="string">
            <text:p text:style-name="P22">○</text:p>
          </table:table-cell>
          <table:table-cell table:style-name="表10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希望日連絡】 2021.5.24(月) ~ 2021.5.30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雨が降っております。少し肌寒いですな。</text:p>
      <text:p text:style-name="P7"><text:span text:style-name="T15">書類提出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0" table:style-name="表100">
        <table:table-column table:style-name="表100.A"/>
        <table:table-column table:style-name="表100.B"/>
        <table:table-column table:style-name="表100.C"/>
        <table:table-row>
          <table:table-cell table:style-name="表100.A1" office:value-type="string">
            <text:p text:style-name="P23">1</text:p>
          </table:table-cell>
          <table:table-cell table:style-name="表100.A1" office:value-type="string">
            <text:p text:style-name="P23">作業日</text:p>
          </table:table-cell>
          <table:table-cell table:style-name="表100.C1" office:value-type="string">
            <text:p text:style-name="P25">5/25 火曜日</text:p>
          </table:table-cell>
        </table:table-row>
        <table:table-row>
          <table:table-cell table:style-name="表100.A2" office:value-type="string">
            <text:p text:style-name="P23">2</text:p>
          </table:table-cell>
          <table:table-cell table:style-name="表100.A2" office:value-type="string">
            <text:p text:style-name="P23">発注者</text:p>
          </table:table-cell>
          <table:table-cell table:style-name="表100.C2" office:value-type="string">
            <text:p text:style-name="P25">小川電気工事</text:p>
          </table:table-cell>
        </table:table-row>
        <table:table-row>
          <table:table-cell table:style-name="表100.A2" office:value-type="string">
            <text:p text:style-name="P23">3</text:p>
          </table:table-cell>
          <table:table-cell table:style-name="表100.A2" office:value-type="string">
            <text:p text:style-name="P23">工事件名</text:p>
          </table:table-cell>
          <table:table-cell table:style-name="表100.C2" office:value-type="string">
            <text:p text:style-name="P25">国立市富士見台二丁目新築計画</text:p>
          </table:table-cell>
        </table:table-row>
        <table:table-row>
          <table:table-cell table:style-name="表100.A2" office:value-type="string">
            <text:p text:style-name="P23">4</text:p>
          </table:table-cell>
          <table:table-cell table:style-name="表100.A2" office:value-type="string">
            <text:p text:style-name="P23">作業時間</text:p>
          </table:table-cell>
          <table:table-cell table:style-name="表10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0.A2" office:value-type="string">
            <text:p text:style-name="P23">5</text:p>
          </table:table-cell>
          <table:table-cell table:style-name="表100.A2" office:value-type="string">
            <text:p text:style-name="P23">備考</text:p>
          </table:table-cell>
          <table:table-cell table:style-name="表10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6/4（金）</text:p>
          </table:table-cell>
          <table:table-cell table:style-name="表102.B1" office:value-type="string">
            <text:p text:style-name="P24">6/5（土）</text:p>
          </table:table-cell>
        </table:table-row>
        <table:table-row>
          <table:table-cell table:style-name="表102.A2" office:value-type="string">
            <text:p text:style-name="P22">○</text:p>
          </table:table-cell>
          <table:table-cell table:style-name="表102.B2" office:value-type="string">
            <text:p text:style-name="P22">○</text:p>
          </table:table-cell>
        </table:table-row>
      </table:table>
      <text:p text:style-name="P30">③ 交通費申請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>期間</text:p>
          </table:table-cell>
          <table:table-cell table:style-name="表103.B1" office:value-type="string">
            <text:p text:style-name="P21"><text:s text:c="2"/>2021.5.24 (月) ~ 2021.5.30(日)</text:p>
          </table:table-cell>
        </table:table-row>
        <table:table-row>
          <table:table-cell table:style-name="表103.A2" office:value-type="string">
            <text:p text:style-name="P18">合計</text:p>
          </table:table-cell>
          <table:table-cell table:style-name="表103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<text:soft-page-break/>【作業員　岩淵謙 / 日報連絡、他】 2021.5.24 (月) ~ 2021.5.30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4" table:style-name="表104">
        <table:table-column table:style-name="表104.A"/>
        <table:table-column table:style-name="表104.B"/>
        <table:table-column table:style-name="表104.C"/>
        <table:table-row>
          <table:table-cell table:style-name="表104.A1" office:value-type="string">
            <text:p text:style-name="P23">1</text:p>
          </table:table-cell>
          <table:table-cell table:style-name="表104.A1" office:value-type="string">
            <text:p text:style-name="P23">作業日</text:p>
          </table:table-cell>
          <table:table-cell table:style-name="表104.C1" office:value-type="string">
            <text:p text:style-name="P25">6/XX XX曜日</text:p>
          </table:table-cell>
        </table:table-row>
        <table:table-row>
          <table:table-cell table:style-name="表104.A2" office:value-type="string">
            <text:p text:style-name="P23">2</text:p>
          </table:table-cell>
          <table:table-cell table:style-name="表104.A2" office:value-type="string">
            <text:p text:style-name="P23">発注者</text:p>
          </table:table-cell>
          <table:table-cell table:style-name="表104.C2" office:value-type="string">
            <text:p text:style-name="P25">XXX（XXX）</text:p>
          </table:table-cell>
        </table:table-row>
        <table:table-row>
          <table:table-cell table:style-name="表104.A2" office:value-type="string">
            <text:p text:style-name="P23">3</text:p>
          </table:table-cell>
          <table:table-cell table:style-name="表104.A2" office:value-type="string">
            <text:p text:style-name="P23">工事件名</text:p>
          </table:table-cell>
          <table:table-cell table:style-name="表104.C2" office:value-type="string">
            <text:p text:style-name="P25">XXX</text:p>
          </table:table-cell>
        </table:table-row>
        <table:table-row>
          <table:table-cell table:style-name="表104.A2" office:value-type="string">
            <text:p text:style-name="P23">4</text:p>
          </table:table-cell>
          <table:table-cell table:style-name="表104.A2" office:value-type="string">
            <text:p text:style-name="P23">作業時間</text:p>
          </table:table-cell>
          <table:table-cell table:style-name="表104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104.A2" office:value-type="string">
            <text:p text:style-name="P23">5</text:p>
          </table:table-cell>
          <table:table-cell table:style-name="表104.A2" office:value-type="string">
            <text:p text:style-name="P23">備考</text:p>
          </table:table-cell>
          <table:table-cell table:style-name="表10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6/XX（金）</text:p>
          </table:table-cell>
          <table:table-cell table:style-name="表105.B1" office:value-type="string">
            <text:p text:style-name="P24">6/XX（土）</text:p>
          </table:table-cell>
        </table:table-row>
        <table:table-row>
          <table:table-cell table:style-name="表105.A2" office:value-type="string">
            <text:p text:style-name="P22">○</text:p>
          </table:table-cell>
          <table:table-cell table:style-name="表105.B2" office:value-type="string">
            <text:p text:style-name="P22">○</text:p>
          </table:table-cell>
        </table:table-row>
      </table:table>
      <text:p text:style-name="P30">③ 交通費申請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0">期間</text:p>
          </table:table-cell>
          <table:table-cell table:style-name="表106.B1" office:value-type="string">
            <text:p text:style-name="P21"><text:s text:c="2"/>2021.6.XX(月) ~ 2021.6.XX(日)</text:p>
          </table:table-cell>
        </table:table-row>
        <table:table-row>
          <table:table-cell table:style-name="表106.A2" office:value-type="string">
            <text:p text:style-name="P18">合計</text:p>
          </table:table-cell>
          <table:table-cell table:style-name="表106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6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ext:soft-page-break/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6/XX（金）</text:p>
          </table:table-cell>
          <table:table-cell table:style-name="表38.B1" office:value-type="string">
            <text:p text:style-name="P24">6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6.XX(月) ~ 2021.6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29"/>
      <text:p text:style-name="P29"/>
      <text:p text:style-name="P4"><text:soft-page-break/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5500556581785892894" text:style-name="L1">
        <text:list-item>
          <text:p text:style-name="P47">image file</text:p>
          <text:list>
            <text:list-item>
              <text:p text:style-name="P47">copy to : C:\WORKS_2\WS\WS_Others\towa_corpo</text:p>
            </text:list-item>
            <text:list-item>
              <text:p text:style-name="P47">change → file name</text:p>
            </text:list-item>
            <text:list-item>
              <text:p text:style-name="P47">DUP</text:p>
            </text:list-item>
            <text:list-item>
              <text:p text:style-name="P47">open the orig with paint</text:p>
            </text:list-item>
            <text:list-item>
              <text:p text:style-name="P47">change size → 25 % (<office:annotation office:name="__Annotation__14902_534617985"><dc:creator>iwabuchi ken</dc:creator><dc:date>2020-02-03T15:01:30.26</dc:date><text:p text:style-name="P50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47">close paint</text:p>
            </text:list-item>
          </text:list>
        </text:list-item>
        <text:list-item>
          <text:p text:style-name="P48">email<text:span text:style-name="T18"> </text:span><text:span text:style-name="T17">###</text:span></text:p>
          <text:list>
            <text:list-item>
              <text:p text:style-name="P48">C – N (new mail)</text:p>
            </text:list-item>
            <text:list-item>
              <text:p text:style-name="P48">attach image file</text:p>
            </text:list-item>
            <text:list-item>
              <text:p text:style-name="P48">open in-mail image file</text:p>
            </text:list-item>
            <text:list-item>
              <text:p text:style-name="P48">validate</text:p>
              <text:list>
                <text:list-item>
                  <text:p text:style-name="P48">終了時刻</text:p>
                </text:list-item>
                <text:list-item>
                  <text:p text:style-name="P48">職長サイン</text:p>
                </text:list-item>
              </text:list>
            </text:list-item>
          </text:list>
        </text:list-item>
        <text:list-item>
          <text:p text:style-name="P47">doc</text:p>
          <text:list>
            <text:list-item>
              <text:p text:style-name="P47">prev lines → DUP</text:p>
            </text:list-item>
            <text:list-item>
              <text:p text:style-name="P47">enter data</text:p>
              <text:list>
                <text:list-item>
                  <text:p text:style-name="P48">作業について</text:p>
                  <text:list>
                    <text:list-item>
                      <text:p text:style-name="P47">作業日</text:p>
                    </text:list-item>
                    <text:list-item>
                      <text:p text:style-name="P47">発注者</text:p>
                    </text:list-item>
                    <text:list-item>
                      <text:p text:style-name="P47">工事件名</text:p>
                    </text:list-item>
                    <text:list-item>
                      <text:p text:style-name="P48"><text:soft-page-break/>作業時間</text:p>
                    </text:list-item>
                  </text:list>
                </text:list-item>
                <text:list-item>
                  <text:p text:style-name="P48">タイトル文字列</text:p>
                </text:list-item>
              </text:list>
            </text:list-item>
          </text:list>
        </text:list-item>
        <text:list-item>
          <text:p text:style-name="P39">email</text:p>
          <text:list>
            <text:list-item>
              <text:p text:style-name="P39">C/P</text:p>
              <text:list>
                <text:list-item>
                  <text:p text:style-name="P40">本文</text:p>
                </text:list-item>
                <text:list-item>
                  <text:p text:style-name="P39">subject</text:p>
                </text:list-item>
              </text:list>
            </text:list-item>
            <text:list-item>
              <text:p text:style-name="P39">validate</text:p>
              <text:list>
                <text:list-item>
                  <text:p text:style-name="P47">作業日</text:p>
                </text:list-item>
                <text:list-item>
                  <text:p text:style-name="P47">発注者</text:p>
                </text:list-item>
                <text:list-item>
                  <text:p text:style-name="P47">工事件名</text:p>
                </text:list-item>
                <text:list-item>
                  <text:p text:style-name="P48">作業時間</text:p>
                </text:list-item>
              </text:list>
            </text:list-item>
            <text:list-item>
              <text:p text:style-name="P40">F6 (“To”) → “yoko” &gt; Ret</text:p>
            </text:list-item>
            <text:list-item>
              <text:p text:style-name="P40">C – Ret (send)</text:p>
            </text:list-item>
            <text:list-item>
              <text:p text:style-name="P40">review → sent mail</text:p>
              <text:list>
                <text:list-item>
                  <text:p text:style-name="P40">送信先</text:p>
                </text:list-item>
                <text:list-item>
                  <text:p text:style-name="P40">日付</text:p>
                  <text:list>
                    <text:list-item>
                      <text:p text:style-name="P40">日報に書いた日付</text:p>
                    </text:list-item>
                    <text:list-item>
                      <text:p text:style-name="P40">メールの「件名」の日付（日報のそれと同じか？）</text:p>
                    </text:list-item>
                  </text:list>
                </text:list-item>
                <text:list-item>
                  <text:p text:style-name="P40">サイン</text:p>
                  <text:list>
                    <text:list-item>
                      <text:p text:style-name="P40">職長</text:p>
                    </text:list-item>
                    <text:list-item>
                      <text:p text:style-name="P40">発注者</text:p>
                    </text:list-item>
                  </text:list>
                </text:list-item>
                <text:list-item>
                  <text:p text:style-name="P40">時間</text:p>
                  <text:list>
                    <text:list-item>
                      <text:p text:style-name="P40">開始</text:p>
                    </text:list-item>
                    <text:list-item>
                      <text:p text:style-name="P4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move → “” string</text:p>
            </text:list-item>
          </text:list>
        </text:list-item>
      </text:list>
      <text:p text:style-name="P37"><text:soft-page-break/></text:p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6772034136016202125" text:style-name="L2">
              <text:list-item>
                <text:p text:style-name="P41">copy</text:p>
                <text:list>
                  <text:list-item>
                    <text:p text:style-name="P41">from C:\WORKS_2\WS\WS_Cake_IFM11\iphone_to_upload</text:p>
                  </text:list-item>
                  <text:list-item>
                    <text:p text:style-name="P41">to <text:s/>==&gt; C:\WORKS_2\WS\WS_Others\towa_corpo</text:p>
                  </text:list-item>
                </text:list>
              </text:list-item>
              <text:list-item>
                <text:p text:style-name="P41">name ==&gt; change</text:p>
                <text:list>
                  <text:list-item>
                    <text:p text:style-name="P41">【作業員　岩淵謙 <text:s/>日報連絡】 2020.7.4.土 2020.7.6.月.jpg</text:p>
                  </text:list-item>
                </text:list>
              </text:list-item>
              <text:list-item>
                <text:p text:style-name="P41">open file (f1)</text:p>
              </text:list-item>
              <text:list-item>
                <text:p text:style-name="P41">DUP</text:p>
              </text:list-item>
              <text:list-item>
                <text:p text:style-name="P41">f1 ==&gt; paint</text:p>
              </text:list-item>
              <text:list-item>
                <text:p text:style-name="P41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4658061423266849044" text:style-name="L3">
              <text:list-item>
                <text:p text:style-name="P42">DUP : 交通費請求書.用紙.orig.jpg</text:p>
              </text:list-item>
              <text:list-item>
                <text:p text:style-name="P42">name ==&gt; change : 【作業員　岩淵謙 <text:s/>交通費請求書】 2020.7.6(月) ~ 2020.7.12(日).jpg</text:p>
              </text:list-item>
              <text:list-item>
                <text:p text:style-name="P42">open file</text:p>
              </text:list-item>
              <text:list-item>
                <text:p text:style-name="P42">M – o &gt; ↓ &gt; Ret (paint)</text:p>
              </text:list-item>
              <text:list-item>
                <text:p text:style-name="P42">入力</text:p>
              </text:list-item>
              <text:list-item>
                <text:p text:style-name="P42">DUP</text:p>
              </text:list-item>
              <text:list-item>
                <text:p text:style-name="P42">M – o &gt; “70” &gt; Ret (size change)</text:p>
              </text:list-item>
              <text:list-item>
                <text:p text:style-name="P42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402062893387963350" text:style-name="L4">
              <text:list-item>
                <text:p text:style-name="P44">start mailer</text:p>
              </text:list-item>
              <text:list-item>
                <text:p text:style-name="P44">new mail</text:p>
              </text:list-item>
              <text:list-item>
                <text:p text:style-name="P44">C – S – a &gt; choose file &gt; Ret (append)</text:p>
              </text:list-item>
              <text:list-item>
                <text:p text:style-name="P44">open ==&gt; appended files (<text:span text:style-name="T15">日報、交通費)</text:span></text:p>
              </text:list-item>
              <text:list-item>
                <text:p text:style-name="P43">C/P</text:p>
                <text:list>
                  <text:list-item>
                    <text:p text:style-name="P43">本文</text:p>
                  </text:list-item>
                  <text:list-item>
                    <text:p text:style-name="P43">タイトル</text:p>
                  </text:list-item>
                </text:list>
              </text:list-item>
              <text:list-item>
                <text:p text:style-name="P43">“send” : “yoko” &gt; Ret (autofill)</text:p>
              </text:list-item>
              <text:list-item>
                <text:p text:style-name="P43">validate</text:p>
                <text:list>
                  <text:list-item>
                    <text:p text:style-name="P43">append ==&gt; 2 files</text:p>
                  </text:list-item>
                  <text:list-item>
                    <text:p text:style-name="P43">subject</text:p>
                    <text:list>
                      <text:list-item>
                        <text:p text:style-name="P43">期間</text:p>
                      </text:list-item>
                      <text:list-item>
                        <text:p text:style-name="P43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43">C – Ret (send)</text:p>
              </text:list-item>
              <text:list-item>
                <text:p text:style-name="P43">validate</text:p>
                <text:list>
                  <text:list-item>
                    <text:p text:style-name="P43">attached files</text:p>
                  </text:list-item>
                  <text:list-item>
                    <text:p text:style-name="P43">宛先</text:p>
                  </text:list-item>
                  <text:list-item>
                    <text:p text:style-name="P43">タイトル</text:p>
                    <text:list>
                      <text:list-item>
                        <text:p text:style-name="P43">期間</text:p>
                      </text:list-item>
                      <text:list-item>
                        <text:p text:style-name="P43">内容</text:p>
                      </text:list-item>
                    </text:list>
                  </text:list-item>
                  <text:list-item>
                    <text:p text:style-name="P43">本文</text:p>
                    <text:list>
                      <text:list-item>
                        <text:p text:style-name="P43">送るものについての文。</text:p>
                      </text:list-item>
                      <text:list-item>
                        <text:p text:style-name="P43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3">-------------------------------------------------------- [STEPS : closing] 20200912_182844</text:p>
      <text:list xml:id="list7138096180509903523" text:style-name="L5">
        <text:list-item>
          <text:p text:style-name="P46">close</text:p>
          <text:list>
            <text:list-item>
              <text:p text:style-name="P46">image files</text:p>
            </text:list-item>
            <text:list-item>
              <text:p text:style-name="P46">folders</text:p>
            </text:list-item>
            <text:list-item>
              <text:p text:style-name="P46">apps</text:p>
              <text:list>
                <text:list-item>
                  <text:p text:style-name="P46">paint</text:p>
                </text:list-item>
                <text:list-item>
                  <text:p text:style-name="P46">mailer</text:p>
                </text:list-item>
              </text:list>
            </text:list-item>
          </text:list>
        </text:list-item>
        <text:list-item>
          <text:p text:style-name="P46">validate</text:p>
          <text:list>
            <text:list-item>
              <text:p text:style-name="P46">mail ==&gt; move to “sent” box</text:p>
            </text:list-item>
          </text:list>
        </text:list-item>
        <text:list-item>
          <text:p text:style-name="P46">prep next</text:p>
          <text:list>
            <text:list-item>
              <text:p text:style-name="P45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5-27T15:55:48.62</dc:date>
    <dc:creator>iwabuchi ken</dc:creator>
    <meta:editing-duration>P1DT12H19M17S</meta:editing-duration>
    <meta:editing-cycles>196</meta:editing-cycles>
    <meta:generator>OpenOffice/4.1.3$Win32 OpenOffice.org_project/413m1$Build-9783</meta:generator>
    <meta:document-statistic meta:table-count="106" meta:image-count="0" meta:object-count="0" meta:page-count="33" meta:paragraph-count="1396" meta:word-count="8350" meta:character-count="17565"/>
  </office:meta>
</office:document-meta>
</file>